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4.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20.288cm" svg:height="12.431cm" svg:x="15.067cm" svg:y="0.532cm">
            <draw:object draw:notify-on-update-of-ranges="Hoja1.B2:Hoja1.B2 Hoja1.B3:Hoja1.B17 Hoja1.C2:Hoja1.C2 Hoja1.C3:Hoja1.C17 Hoja1.D2:Hoja1.D2 Hoja1.D3:Hoja1.D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avg_host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hop</text:p>
          </table:table-cell>
          <table:table-cell office:value-type="string" calcext:value-type="string">
            <text:p>Mañana</text:p>
          </table:table-cell>
          <table:table-cell office:value-type="string" calcext:value-type="string">
            <text:p>Tarde</text:p>
          </table:table-cell>
          <table:table-cell office:value-type="string" calcext:value-type="string">
            <text:p>Noche</text:p>
          </table:table-cell>
          <table:table-cell office:value-type="string" calcext:value-type="string">
            <text:p>ip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.1882" calcext:value-type="float">
            <text:p>151,1882</text:p>
          </table:table-cell>
          <table:table-cell office:value-type="float" office:value="101.3953" calcext:value-type="float">
            <text:p>101,3953</text:p>
          </table:table-cell>
          <table:table-cell office:value-type="float" office:value="100.9412" calcext:value-type="float">
            <text:p>100,9412</text:p>
          </table:table-cell>
          <table:table-cell office:value-type="string" calcext:value-type="string">
            <text:p>[192.168.1.1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.8628" calcext:value-type="float">
            <text:p>111,8628</text:p>
          </table:table-cell>
          <table:table-cell office:value-type="float" office:value="99.9134" calcext:value-type="float">
            <text:p>99,9134</text:p>
          </table:table-cell>
          <table:table-cell office:value-type="float" office:value="101.7843" calcext:value-type="float">
            <text:p>101,7843</text:p>
          </table:table-cell>
          <table:table-cell office:value-type="string" calcext:value-type="string">
            <text:p>[10.20.128.1,?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8.5378" calcext:value-type="float">
            <text:p>98,5378</text:p>
          </table:table-cell>
          <table:table-cell office:value-type="float" office:value="99.9179" calcext:value-type="float">
            <text:p>99,9179</text:p>
          </table:table-cell>
          <table:table-cell office:value-type="float" office:value="100.7132" calcext:value-type="float">
            <text:p>100,7132</text:p>
          </table:table-cell>
          <table:table-cell office:value-type="string" calcext:value-type="string">
            <text:p>[181.47.254.33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1.6439" calcext:value-type="float">
            <text:p>101,6439</text:p>
          </table:table-cell>
          <table:table-cell office:value-type="float" office:value="99.8765" calcext:value-type="float">
            <text:p>99,8765</text:p>
          </table:table-cell>
          <table:table-cell office:value-type="float" office:value="101.7001" calcext:value-type="float">
            <text:p>101,7001</text:p>
          </table:table-cell>
          <table:table-cell office:value-type="string" calcext:value-type="string">
            <text:p>[208.178.195.210,?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3.4233" calcext:value-type="float">
            <text:p>163,4233</text:p>
          </table:table-cell>
          <table:table-cell office:value-type="float" office:value="133.5292" calcext:value-type="float">
            <text:p>133,5292</text:p>
          </table:table-cell>
          <table:table-cell office:value-type="float" office:value="130.9915" calcext:value-type="float">
            <text:p>130,9915</text:p>
          </table:table-cell>
          <table:table-cell office:value-type="string" calcext:value-type="string">
            <text:p>[208.178.195.209,?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0.7915" calcext:value-type="float">
            <text:p>180,7915</text:p>
          </table:table-cell>
          <table:table-cell office:value-type="float" office:value="94.3673" calcext:value-type="float">
            <text:p>94,3673</text:p>
          </table:table-cell>
          <table:table-cell office:value-type="float" office:value="74.329" calcext:value-type="float">
            <text:p>74,329</text:p>
          </table:table-cell>
          <table:table-cell office:value-type="string" calcext:value-type="string">
            <text:p>[4.68.111.121,?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0.5759" calcext:value-type="float">
            <text:p>290,5759</text:p>
          </table:table-cell>
          <table:table-cell office:value-type="float" office:value="274.1935" calcext:value-type="float">
            <text:p>274,1935</text:p>
          </table:table-cell>
          <table:table-cell office:value-type="float" office:value="328.4431" calcext:value-type="float">
            <text:p>328,4431</text:p>
          </table:table-cell>
          <table:table-cell office:value-type="string" calcext:value-type="string">
            <text:p>[4.69.158.253,4.69.158.249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6.9952" calcext:value-type="float">
            <text:p>346,9952</text:p>
          </table:table-cell>
          <table:table-cell office:value-type="float" office:value="257.2671" calcext:value-type="float">
            <text:p>257,2671</text:p>
          </table:table-cell>
          <table:table-cell office:value-type="float" office:value="304.1009" calcext:value-type="float">
            <text:p>304,1009</text:p>
          </table:table-cell>
          <table:table-cell office:value-type="string" calcext:value-type="string">
            <text:p>[4.69.158.253,4.69.158.249,?,4.69.158.245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4.3518" calcext:value-type="float">
            <text:p>284,3518</text:p>
          </table:table-cell>
          <table:table-cell office:value-type="float" office:value="235.3162" calcext:value-type="float">
            <text:p>235,3162</text:p>
          </table:table-cell>
          <table:table-cell office:value-type="float" office:value="278.8432" calcext:value-type="float">
            <text:p>278,8432</text:p>
          </table:table-cell>
          <table:table-cell office:value-type="string" calcext:value-type="string">
            <text:p>[213.242.110.198,?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?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4.0937" calcext:value-type="float">
            <text:p>334,0937</text:p>
          </table:table-cell>
          <table:table-cell office:value-type="float" office:value="259.292" calcext:value-type="float">
            <text:p>259,292</text:p>
          </table:table-cell>
          <table:table-cell office:value-type="float" office:value="337.3768" calcext:value-type="float">
            <text:p>337,3768</text:p>
          </table:table-cell>
          <table:table-cell office:value-type="string" calcext:value-type="string">
            <text:p>[194.85.40.229,?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2.1155" calcext:value-type="float">
            <text:p>342,1155</text:p>
          </table:table-cell>
          <table:table-cell office:value-type="float" office:value="281.9496" calcext:value-type="float">
            <text:p>281,9496</text:p>
          </table:table-cell>
          <table:table-cell office:value-type="float" office:value="339.0758" calcext:value-type="float">
            <text:p>339,0758</text:p>
          </table:table-cell>
          <table:table-cell office:value-type="string" calcext:value-type="string">
            <text:p>[194.190.254.118,?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6.1357" calcext:value-type="float">
            <text:p>286,1357</text:p>
          </table:table-cell>
          <table:table-cell office:value-type="float" office:value="299.0801" calcext:value-type="float">
            <text:p>299,0801</text:p>
          </table:table-cell>
          <table:table-cell office:value-type="float" office:value="330.6925" calcext:value-type="float">
            <text:p>330,6925</text:p>
          </table:table-cell>
          <table:table-cell office:value-type="string" calcext:value-type="string">
            <text:p>[93.180.0.174,?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0.3433" calcext:value-type="float">
            <text:p>300,3433</text:p>
          </table:table-cell>
          <table:table-cell office:value-type="float" office:value="180.9482" calcext:value-type="float">
            <text:p>180,9482</text:p>
          </table:table-cell>
          <table:table-cell office:value-type="float" office:value="205.851" calcext:value-type="float">
            <text:p>205,851</text:p>
          </table:table-cell>
          <table:table-cell office:value-type="string" calcext:value-type="string">
            <text:p>[188.44.33.1,?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1.4699" calcext:value-type="float">
            <text:p>311,4699</text:p>
          </table:table-cell>
          <table:table-cell office:value-type="float" office:value="253.0309" calcext:value-type="float">
            <text:p>253,0309</text:p>
          </table:table-cell>
          <table:table-cell office:value-type="float" office:value="196.4508" calcext:value-type="float">
            <text:p>196,4508</text:p>
          </table:table-cell>
          <table:table-cell office:value-type="string" calcext:value-type="string">
            <text:p>[188.44.50.103,?]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 saca de las corridas del traceroute en distintos horarios del día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1">00/00/0000</text:date>, <text:time style:data-style-name="N2" text:time-value="16:40:01.88484479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1T16:37:59.973316816</meta:creation-date>
    <dc:date>2015-07-11T16:40:26.615227916</dc:date>
    <meta:editing-duration>PT42M26S</meta:editing-duration>
    <meta:editing-cycles>7</meta:editing-cycles>
    <meta:generator>LibreOffice/4.2.8.2$Linux_X86_64 LibreOffice_project/420m0$Build-2</meta:generator>
    <meta:document-statistic meta:table-count="1" meta:cell-count="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89cm" svg:height="12.432cm" xlink:href=".." xlink:type="simple" chart:class="chart:line" chart:style-name="ch1">
        <chart:title svg:x="6.925cm" svg:y="0.384cm" chart:style-name="ch2">
          <text:p>Traceroute en distintos horarios</text:p>
        </chart:title>
        <chart:legend chart:legend-position="end" svg:x="17.728cm" svg:y="5.419cm" style:legend-expansion="high" chart:style-name="ch3"/>
        <chart:plot-area chart:style-name="ch4" table:cell-range-address="Hoja1.B2:Hoja1.D17" chart:data-source-has-labels="row" svg:x="1.416cm" svg:y="1.437cm" svg:width="15.907cm" svg:height="9.766cm">
          <chartooo:coordinate-region svg:x="2.223cm" svg:y="1.636cm" svg:width="14.913cm" svg:height="8.92cm"/>
          <chart:axis chart:dimension="x" chart:name="primary-x" chart:style-name="ch5">
            <chart:title svg:x="9.034cm" svg:y="11.451cm" chart:style-name="ch6">
              <text:p>hop</text:p>
            </chart:title>
          </chart:axis>
          <chart:axis chart:dimension="y" chart:name="primary-y" chart:style-name="ch5">
            <chart:title svg:x="0.451cm" svg:y="7.118cm" chart:style-name="ch7">
              <text:p>mediaRTT</text:p>
            </chart:title>
            <chart:grid chart:style-name="ch8" chart:class="major"/>
          </chart:axis>
          <chart:series chart:style-name="ch9" chart:values-cell-range-address="Hoja1.B3:Hoja1.B17" chart:label-cell-address="Hoja1.B2:Hoja1.B2" chart:class="chart:line">
            <chart:data-point chart:repeated="15"/>
          </chart:series>
          <chart:series chart:style-name="ch10" chart:values-cell-range-address="Hoja1.C3:Hoja1.C17" chart:label-cell-address="Hoja1.C2:Hoja1.C2" chart:class="chart:line">
            <chart:data-point chart:repeated="15"/>
          </chart:series>
          <chart:series chart:style-name="ch11" chart:values-cell-range-address="Hoja1.D3:Hoja1.D17" chart:label-cell-address="Hoja1.D2:Hoja1.D2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ñana</text:p>
                <draw:g>
                  <svg:desc>Hoja1.B2:Hoja1.B2</svg:desc>
                </draw:g>
              </table:table-cell>
              <table:table-cell office:value-type="string">
                <text:p>Tarde</text:p>
                <draw:g>
                  <svg:desc>Hoja1.C2:Hoja1.C2</svg:desc>
                </draw:g>
              </table:table-cell>
              <table:table-cell office:value-type="string">
                <text:p>Noche</text:p>
                <draw:g>
                  <svg:desc>Hoja1.D2:Hoja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1.1882">
                <text:p>151.1882</text:p>
                <draw:g>
                  <svg:desc>Hoja1.B3:Hoja1.B17</svg:desc>
                </draw:g>
              </table:table-cell>
              <table:table-cell office:value-type="float" office:value="101.3953">
                <text:p>101.3953</text:p>
                <draw:g>
                  <svg:desc>Hoja1.C3:Hoja1.C17</svg:desc>
                </draw:g>
              </table:table-cell>
              <table:table-cell office:value-type="float" office:value="100.9412">
                <text:p>100.9412</text:p>
                <draw:g>
                  <svg:desc>Hoja1.D3:Hoja1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1.8628">
                <text:p>111.8628</text:p>
              </table:table-cell>
              <table:table-cell office:value-type="float" office:value="99.9134">
                <text:p>99.9134</text:p>
              </table:table-cell>
              <table:table-cell office:value-type="float" office:value="101.7843">
                <text:p>101.78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.5378">
                <text:p>98.5378</text:p>
              </table:table-cell>
              <table:table-cell office:value-type="float" office:value="99.9179">
                <text:p>99.9179</text:p>
              </table:table-cell>
              <table:table-cell office:value-type="float" office:value="100.7132">
                <text:p>100.7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1.6439">
                <text:p>101.6439</text:p>
              </table:table-cell>
              <table:table-cell office:value-type="float" office:value="99.8765">
                <text:p>99.8765</text:p>
              </table:table-cell>
              <table:table-cell office:value-type="float" office:value="101.7001">
                <text:p>101.7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.4233">
                <text:p>163.4233</text:p>
              </table:table-cell>
              <table:table-cell office:value-type="float" office:value="133.5292">
                <text:p>133.5292</text:p>
              </table:table-cell>
              <table:table-cell office:value-type="float" office:value="130.9915">
                <text:p>130.9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.7915">
                <text:p>180.7915</text:p>
              </table:table-cell>
              <table:table-cell office:value-type="float" office:value="94.3673">
                <text:p>94.3673</text:p>
              </table:table-cell>
              <table:table-cell office:value-type="float" office:value="74.329">
                <text:p>74.3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0.5759">
                <text:p>290.5759</text:p>
              </table:table-cell>
              <table:table-cell office:value-type="float" office:value="274.1935">
                <text:p>274.1935</text:p>
              </table:table-cell>
              <table:table-cell office:value-type="float" office:value="328.4431">
                <text:p>328.44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6.9952">
                <text:p>346.9952</text:p>
              </table:table-cell>
              <table:table-cell office:value-type="float" office:value="257.2671">
                <text:p>257.2671</text:p>
              </table:table-cell>
              <table:table-cell office:value-type="float" office:value="304.1009">
                <text:p>304.10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4.3518">
                <text:p>284.3518</text:p>
              </table:table-cell>
              <table:table-cell office:value-type="float" office:value="235.3162">
                <text:p>235.3162</text:p>
              </table:table-cell>
              <table:table-cell office:value-type="float" office:value="278.8432">
                <text:p>278.84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4.0937">
                <text:p>334.0937</text:p>
              </table:table-cell>
              <table:table-cell office:value-type="float" office:value="259.292">
                <text:p>259.292</text:p>
              </table:table-cell>
              <table:table-cell office:value-type="float" office:value="337.3768">
                <text:p>337.37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2.1155">
                <text:p>342.1155</text:p>
              </table:table-cell>
              <table:table-cell office:value-type="float" office:value="281.9496">
                <text:p>281.9496</text:p>
              </table:table-cell>
              <table:table-cell office:value-type="float" office:value="339.0758">
                <text:p>339.07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6.1357">
                <text:p>286.1357</text:p>
              </table:table-cell>
              <table:table-cell office:value-type="float" office:value="299.0801">
                <text:p>299.0801</text:p>
              </table:table-cell>
              <table:table-cell office:value-type="float" office:value="330.6925">
                <text:p>330.69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.3433">
                <text:p>300.3433</text:p>
              </table:table-cell>
              <table:table-cell office:value-type="float" office:value="180.9482">
                <text:p>180.9482</text:p>
              </table:table-cell>
              <table:table-cell office:value-type="float" office:value="205.851">
                <text:p>205.8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1.4699">
                <text:p>311.4699</text:p>
              </table:table-cell>
              <table:table-cell office:value-type="float" office:value="253.0309">
                <text:p>253.0309</text:p>
              </table:table-cell>
              <table:table-cell office:value-type="float" office:value="196.4508">
                <text:p>196.45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